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El sistema debe poder procesar al menos 1000 solicitudes de calendarización de juego por segundo</text:p>
      <text:p text:style-name="P3"/>
      <text:p text:style-name="P3"/>
      <text:p text:style-name="P3">Categoría: Desempeño.</text:p>
      <text:p text:style-name="P3"/>
      <text:p text:style-name="P3"/>
      <text:p text:style-name="P3">Fuente del estímulo: Usuario final: Administrador de torneo.</text:p>
      <text:p text:style-name="P3"/>
      <text:p text:style-name="P3"/>
      <text:p text:style-name="P3">Estímulo: (Stochastic events arrive) Llegada se solicitudes de calendarización. </text:p>
      <text:p text:style-name="P3"/>
      <text:p text:style-name="P3"/>
      <text:p text:style-name="P3">Ambiente o contexto: (Normal mode) El sistema trabaja de manera normal.</text:p>
      <text:p text:style-name="P3"/>
      <text:p text:style-name="P3"/>
      <text:p text:style-name="P3">Artefacto: Sistema</text:p>
      <text:p text:style-name="P3"/>
      <text:p text:style-name="P3"/>
      <text:p text:style-name="P3">Respuesta: El sistema debería resolver 1000 solicitudes de acción de calendarización (Agregar fecha de encuentro y eliminar fecha de encuentro) de manera concurrente y en un tiempo no mayor de 1000 ms.</text:p>
      <text:p text:style-name="P3"/>
      <text:p text:style-name="P3"/>
      <text:p text:style-name="P3">Medición de la respuesta: La respuesta se medirá de acuerdo con el Throughput, cantidad se solicitudes de calendarización que se resuelvan por segundo.</text:p>
      <text:p text:style-name="P3"/>
      <text:p text:style-name="P3">Este escenario se logrará mediante las siguientes tácticas:</text:p>
      <text:p text:style-name="P3"/>
      <text:p text:style-name="P5">Resource management</text:p>
      <text:p text:style-name="P5"/>
      <text:p text:style-name="P5">- Introduce concurrency</text:p>
      <text:p text:style-name="P5"/>
      <text:p text:style-name="P3">Se procurará que el sistema cuente con varios servidores para resolver las diferentes consultas. Además del empleo de hilos con el mismo f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23T22:26:26.67" text:fixed="true">23/10/12</text:date></text:p>
        <text:p text:style-name="MP2">Elaborado por: Pablo Herrera C.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26:26.82</meta:creation-date>
    <meta:editing-duration>PT30M43S</meta:editing-duration>
    <meta:editing-cycles>23</meta:editing-cycles>
    <meta:generator>LibreOffice/3.5$Windows_x86 LibreOffice_project/dc9775d-05ecbee-0851ad3-1586698-727bf66</meta:generator>
    <dc:date>2012-10-24T10:51:50.89</dc:date>
    <meta:document-statistic meta:table-count="0" meta:image-count="0" meta:object-count="0" meta:page-count="1" meta:paragraph-count="16" meta:word-count="161" meta:character-count="1103" meta:non-whitespace-character-count="954"/>
  </office:meta>
</office:document-meta>
</file>